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KacstNaskh" svg:font-family="KacstNaskh" style:font-pitch="variable"/>
    <style:font-face style:name="Khmer OS" svg:font-family="'Khmer O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Trebuchet MS2" svg:font-family="'Trebuchet MS'" style:font-adornments="Gras Italique" style:font-family-generic="swiss" style:font-pitch="variable"/>
    <style:font-face style:name="Trebuchet MS1" svg:font-family="'Trebuchet MS'" style:font-adornments="Italique" style:font-family-generic="swiss" style:font-pitch="variable"/>
    <style:font-face style:name="Trebuchet MS3" svg:font-family="'Trebuchet MS'" style:font-adornments="Normal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1f283f" officeooo:paragraph-rsid="001f283f"/>
    </style:style>
    <style:style style:name="P2" style:family="paragraph" style:parent-style-name="Text_20_body" style:list-style-name="L3">
      <style:text-properties officeooo:rsid="001f283f" officeooo:paragraph-rsid="001f283f"/>
    </style:style>
    <style:style style:name="P3" style:family="paragraph" style:parent-style-name="Text_20_body" style:list-style-name="L3">
      <style:text-properties officeooo:rsid="0020b84b" officeooo:paragraph-rsid="0020b84b"/>
    </style:style>
    <style:style style:name="P4" style:family="paragraph" style:parent-style-name="Text_20_body" style:list-style-name="L3">
      <style:text-properties officeooo:paragraph-rsid="001f283f"/>
    </style:style>
    <style:style style:name="P5" style:family="paragraph" style:parent-style-name="Heading_20_1">
      <style:text-properties officeooo:paragraph-rsid="001dd79b"/>
    </style:style>
    <style:style style:name="T1" style:family="text">
      <style:text-properties officeooo:rsid="001f283f"/>
    </style:style>
    <style:style style:name="T2" style:family="text">
      <style:text-properties officeooo:rsid="0020b84b"/>
    </style:style>
    <style:style style:name="T3" style:family="text">
      <style:text-properties fo:font-style="italic" officeooo:rsid="0020b84b" style:font-style-asian="italic" style:font-style-complex="italic"/>
    </style:style>
    <style:style style:name="T4" style:family="text">
      <style:text-properties officeooo:rsid="00223db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92cm" fo:text-indent="-0.635cm" fo:margin-left="1.39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27cm" fo:text-indent="-0.635cm" fo:margin-left="2.0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62cm" fo:text-indent="-0.635cm" fo:margin-left="2.66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97cm" fo:text-indent="-0.635cm" fo:margin-left="3.29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32cm" fo:text-indent="-0.635cm" fo:margin-left="3.93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67cm" fo:text-indent="-0.635cm" fo:margin-left="4.56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02cm" fo:text-indent="-0.635cm" fo:margin-left="5.20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37cm" fo:text-indent="-0.635cm" fo:margin-left="5.83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72cm" fo:text-indent="-0.635cm" fo:margin-left="6.47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07cm" fo:text-indent="-0.635cm" fo:margin-left="7.107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875cm" fo:text-indent="-0.635cm" fo:margin-left="0.87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51cm" fo:text-indent="-0.635cm" fo:margin-left="1.5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145cm" fo:text-indent="-0.635cm" fo:margin-left="2.14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78cm" fo:text-indent="-0.635cm" fo:margin-left="2.7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415cm" fo:text-indent="-0.635cm" fo:margin-left="3.41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05cm" fo:text-indent="-0.635cm" fo:margin-left="4.0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685cm" fo:text-indent="-0.635cm" fo:margin-left="4.68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32cm" fo:text-indent="-0.635cm" fo:margin-left="5.3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955cm" fo:text-indent="-0.635cm" fo:margin-left="5.95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59cm" fo:text-indent="-0.635cm" fo:margin-left="6.59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/>
      <text:h text:style-name="P5" text:outline-level="1">1. Première Partie</text:h>
      <text:list xml:id="list1605595236222323061" text:style-name="L3">
        <text:list-item>
          <text:p text:style-name="P2">Nom du Projet PopcornTheque</text:p>
        </text:list-item>
        <text:list-item>
          <text:p text:style-name="P2">Numéro du groupe de projet : <text:span text:style-name="T2">G1</text:span></text:p>
        </text:list-item>
        <text:list-item>
          <text:p text:style-name="P4"><text:span text:style-name="T1">Composition du groupe de projet : </text:span></text:p>
          <text:list>
            <text:list-item>
              <text:p text:style-name="P3">Florian STAINE </text:p>
            </text:list-item>
            <text:list-item>
              <text:p text:style-name="P3">Victor SENE </text:p>
            </text:list-item>
            <text:list-item>
              <text:p text:style-name="P3">Paul TREHIOU </text:p>
            </text:list-item>
            <text:list-item>
              <text:p text:style-name="P3">William OBRY </text:p>
            </text:list-item>
          </text:list>
        </text:list-item>
        <text:list-item>
          <text:p text:style-name="P2"><text:s/>Contexte du rapport : <text:span text:style-name="T4">Vidéo-Thèque</text:span></text:p>
        </text:list-item>
        <text:list-item>
          <text:p text:style-name="P2"><text:s/>UTBM Tronc Commun </text:p>
        </text:list-item>
        <text:list-item>
          <text:p text:style-name="P2"><text:s/>SI20 Semestre A<text:span text:style-name="T4">13</text:span></text:p>
        </text:list-item>
        <text:list-item>
          <text:p text:style-name="P2"><text:s/>Date du rapport : <text:span text:style-name="T4">12 Novembre 2014</text:span></text:p>
        </text:list-item>
        <text:list-item>
          <text:p text:style-name="P2">Logo associé au projet : <text:span text:style-name="T3">Production en cours</text:span></text:p>
        </text:list-item>
      </text:list>
      <text:p text:style-name="P1"/>
      <text:h text:style-name="Heading_20_1" text:outline-level="1">2. <text:span text:style-name="T2">Deuxième Partie</text:span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KacstNaskh" svg:font-family="KacstNaskh" style:font-pitch="variable"/>
    <style:font-face style:name="Khmer OS" svg:font-family="'Khmer O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Trebuchet MS2" svg:font-family="'Trebuchet MS'" style:font-adornments="Gras Italique" style:font-family-generic="swiss" style:font-pitch="variable"/>
    <style:font-face style:name="Trebuchet MS1" svg:font-family="'Trebuchet MS'" style:font-adornments="Italique" style:font-family-generic="swiss" style:font-pitch="variable"/>
    <style:font-face style:name="Trebuchet MS3" svg:font-family="'Trebuchet MS'" style:font-adornments="Normal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  <style:text-properties style:font-name="Trebuchet MS3" fo:font-family="'Trebuchet MS'" style:font-style-name="Normal" style:font-family-generic="swiss" style:font-pitch="variable" fo:font-size="11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auto-update="true" style:default-outline-level="1" style:class="text">
      <style:paragraph-properties fo:margin-left="1cm" fo:margin-right="0cm" fo:margin-top="0.423cm" fo:margin-bottom="0.212cm" loext:contextual-spacing="false" fo:text-indent="-0.76cm" style:auto-text-indent="false" fo:background-color="transparent" style:shadow="none">
        <style:tab-stops/>
        <style:background-image/>
      </style:paragraph-properties>
      <style:text-properties style:font-name="Trebuchet MS" fo:font-family="'Trebuchet MS'" style:font-family-generic="swiss" style:font-pitch="variable" fo:font-size="130%" fo:font-style="italic" fo:font-weight="normal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1cm" fo:margin-right="0cm" fo:margin-top="0.353cm" fo:margin-bottom="0.212cm" loext:contextual-spacing="false" fo:text-indent="-0.76cm" style:auto-text-indent="false">
        <style:tab-stops/>
      </style:paragraph-properties>
      <style:text-properties style:font-name="Trebuchet MS2" fo:font-family="'Trebuchet MS'" style:font-style-name="Gras Italique" style:font-family-generic="swiss" style:font-pitch="variable" fo:font-size="115%" fo:font-style="italic" fo:font-weight="bold" style:font-size-asian="115%" style:font-weight-asian="bold" style:font-size-complex="115%" style:font-weight-complex="60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ctor SENE</meta:initial-creator>
    <meta:creation-date>2014-11-15T08:19:09.257010058</meta:creation-date>
    <dc:date>2014-11-15T08:42:28.627776046</dc:date>
    <dc:creator>Victor SENE</dc:creator>
    <meta:editing-duration>PT2M18S</meta:editing-duration>
    <meta:editing-cycles>1</meta:editing-cycles>
    <meta:document-statistic meta:table-count="0" meta:image-count="0" meta:object-count="0" meta:page-count="1" meta:paragraph-count="14" meta:word-count="69" meta:character-count="344" meta:non-whitespace-character-count="291"/>
    <meta:generator>LibreOffice/4.3.3.2$Linux_X86_64 LibreOffice_project/430m0$Build-2</meta:generator>
  </office:meta>
</office:document-meta>
</file>